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8pt" officeooo:rsid="00160286" officeooo:paragraph-rsid="00160286" style:font-size-asian="7pt" style:font-size-complex="8pt"/>
    </style:style>
    <style:style style:name="P2" style:family="paragraph" style:parent-style-name="Standard">
      <style:text-properties style:font-name="Tahoma" fo:font-size="8pt" officeooo:rsid="00160286" officeooo:paragraph-rsid="00171cae" style:font-size-asian="7pt" style:font-size-complex="8pt"/>
    </style:style>
    <style:style style:name="P3" style:family="paragraph" style:parent-style-name="Standard">
      <style:text-properties style:font-name="Tahoma" fo:font-size="8pt" officeooo:rsid="00160286" officeooo:paragraph-rsid="001879dd" style:font-size-asian="7pt" style:font-size-complex="8pt"/>
    </style:style>
    <style:style style:name="P4" style:family="paragraph" style:parent-style-name="Standard">
      <style:text-properties style:font-name="Tahoma" fo:font-size="8pt" officeooo:rsid="00171cae" officeooo:paragraph-rsid="00171cae" style:font-size-asian="7pt" style:font-size-complex="8pt"/>
    </style:style>
    <style:style style:name="P5" style:family="paragraph" style:parent-style-name="Standard">
      <style:text-properties style:font-name="Tahoma" fo:font-size="8pt" officeooo:rsid="001961cc" officeooo:paragraph-rsid="001961cc" style:font-size-asian="7pt" style:font-size-complex="8pt"/>
    </style:style>
    <style:style style:name="P6" style:family="paragraph" style:parent-style-name="Standard">
      <style:text-properties style:font-name="Tahoma" fo:font-size="8pt" officeooo:rsid="00160286" officeooo:paragraph-rsid="001879dd" style:font-size-asian="7pt" style:font-size-complex="8pt"/>
    </style:style>
    <style:style style:name="P7" style:family="paragraph" style:parent-style-name="Standard">
      <style:text-properties style:font-name="Tahoma" fo:font-size="8pt" officeooo:rsid="0019db93" officeooo:paragraph-rsid="0019db93" style:font-size-asian="7pt" style:font-size-complex="8pt"/>
    </style:style>
    <style:style style:name="T1" style:family="text">
      <style:text-properties officeooo:rsid="00171cae"/>
    </style:style>
    <style:style style:name="T2" style:family="text">
      <style:text-properties officeooo:rsid="001879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jestracja użytkownika</text:p>
      <text:p text:style-name="P5"/>
      <text:p text:style-name="P5">Nie posiadam konta w aplikacji i chce je założyć.</text:p>
      <text:p text:style-name="P5"/>
      <text:p text:style-name="P5">Tło:</text:p>
      <text:p text:style-name="P5"/>
      <text:p text:style-name="P5">Jestem niezalogowanym użytkownikiem i nie posiadam konta w aplikacji.</text:p>
      <text:p text:style-name="P5"/>
      <text:p text:style-name="P5">Scenariusz 1: Prawidłowa rejestracja konta</text:p>
      <text:p text:style-name="P5"/>
      <text:p text:style-name="P5">Jeśli wejdę na stronę rejestracji, kiedy wpiszę imię i nazwisko, adres e-mail, numer telefonu, hasło, potwierdzenie hasła oraz zaznaczę wszystkie zgody i numer telefonu nie istnieje w aplikacji, adres e-mail nie istnieje w aplikacji, hasło składa się z dwunastu znaków, jednej dużej litery, jednej małej litery, jednej cyfry oraz jednego znaku specjalnego i powtórzenie hasła jest takie same jak hasło, wtedy moje konto zostanie utworzone, na mój adres e-mail zostanie wysłana wiadomość e-mail oraz zostanę przeniesiony na stronę logowania.</text:p>
      <text:p text:style-name="P5"/>
      <text:p text:style-name="P5">Scenariusz 2: Wysłanie formularza z niewypełnionymi polami</text:p>
      <text:p text:style-name="P5"/>
      <text:p text:style-name="P5">Jeśli wejdę na stronę rejestracji, kiedy nie wypełnię jednego z pól i nacisnę przycisk wyślij, wtedy powinien zostać przekierowany z powrotem na stronę rejestracji i powinienem zobaczyć komunikat: Musisz wypełnić pole ‘nazwa_niewypełnionego_pola’.</text:p>
      <text:p text:style-name="P5"/>
      <text:p text:style-name="P5">Scenariusz 3: Adres e-mail już istnieje w aplikacji</text:p>
      <text:p text:style-name="P5"/>
      <text:p text:style-name="P5">Jeśli wejdę na stronę rejestracji, kiedy wypełnię wszystkie pola i nacisnę przycisk wyślij i jeśli wybrany adres e-mail już jest przypisany do jakiegoś konta w aplikacji, wtedy pojawi się komunikat, że wybrany adres e-mail już istnieje.</text:p>
      <text:p text:style-name="P5"/>
      <text:p text:style-name="P5">Scenariusz 4: Numer telefonu już istnieje w aplikacji</text:p>
      <text:p text:style-name="P5"/>
      <text:p text:style-name="P5">Jeśli wejdę na stronę rejestracji, kiedy wypełnię wszystkie pola i nacisnę przycisk wyślij i wybrany numer telefonu jest już przypisany do jakiegoś konta w aplikacji, wtedy pojawi się komunikat, że wybrany numer telefonu już istnieje.</text:p>
      <text:p text:style-name="P5"/>
      <text:p text:style-name="P5">Scenariusz 5: Hasło jest w nieprawidłowym formacie</text:p>
      <text:p text:style-name="P5"/>
      <text:p text:style-name="P5">Jeśli wejdę na stronę rejestracji, kiedy wypełnię wszystkie pola i hasło jest zbyt krótkie albo nie zawiera jednej dużej litery, jednej małej litery, jednej cyfry lub jednego znaku specjalnego, wtedy powinienem zobaczyć komunikat, że wybrane hasło jest w nieprawidłowym formacie.</text:p>
      <text:p text:style-name="P5"/>
      <text:p text:style-name="P5">Scenariusz 6: Hasło i potwierdzenie hasła są niezgodne ze sobą</text:p>
      <text:p text:style-name="P5"/>
      <text:p text:style-name="P5">Jeśli wejdę na stronę rejestracji, kiedy wypełnię wszystkie pola i hasło oraz jego potwierdzenie nie zgadzają się ze sobą, wtedy powinienem zobaczyć komunikat, że wybrane hasła są niezgodne ze sobą.</text:p>
      <text:p text:style-name="P1"/>
      <text:p text:style-name="P1">Logowanie użytkownika</text:p>
      <text:p text:style-name="P1"/>
      <text:p text:style-name="P1">Chcę się zalogować w aplikacji.</text:p>
      <text:p text:style-name="P1"/>
      <text:p text:style-name="P1">Tło:</text:p>
      <text:p text:style-name="P1"/>
      <text:p text:style-name="P1">Posiadam konto w aplikacji i jestem na stronie logowania.</text:p>
      <text:p text:style-name="P1"/>
      <text:p text:style-name="P2">Scenariusz 1: <text:span text:style-name="T1">Logowanie do aplikacji</text:span> poprzez poprawny adres e-mail i poprawne hasło.</text:p>
      <text:p text:style-name="P1"/>
      <text:p text:style-name="P1">Jeśli posiadam konto w aplikacji i jestem na stronie logowania do aplikacji, kiedy wpiszę w pole „Podaj adres e-mail lub numer telefonu” mój adres e-mail i w pole „Hasło” moje hasło, a para e-mail i hasło zostanie odnaleziona w aplikacji, wtedy zostanę zalogowany do aplikacji.</text:p>
      <text:p text:style-name="P1"/>
      <text:p text:style-name="P2">Scenariusz 2: <text:span text:style-name="T1">Logowanie do aplikacji</text:span> niepoprawny adres e-mail i poprawne hasło.</text:p>
      <text:p text:style-name="P1"/>
      <text:p text:style-name="P2">Jeśli posiadam konto w aplikacji i jestem na stronie logowania do aplikacji, kiedy wpiszę w pole „Podaj adres e-mail lub numer telefonu” <text:span text:style-name="T1">niepoprawny adres e-mail</text:span> i w pole „Hasło” moje hasło, <text:span text:style-name="T1">i</text:span> para e-mail i hasło <text:span text:style-name="T1">nie</text:span> zostanie odnaleziona w aplikacji, wtedy <text:span text:style-name="T1">nie zostanę zalogowany do aplikacji i zobaczę komunikat że wprowadzona para e-mail i hasło nie została odnaleziona.</text:span></text:p>
      <text:p text:style-name="P2"/>
      <text:p text:style-name="P4">Scenariusz 3: Logowanie do aplikacji poprzez poprawny adres e-mail i niepoprawne hasło.</text:p>
      <text:p text:style-name="P4"/>
      <text:p text:style-name="P2">Jeśli posiadam konto w aplikacji i jestem na stronie logowania do aplikacji, kiedy wpiszę w pole „Podaj adres e-mail lub numer telefonu” mój adres e-mail i w pole „Hasło” <text:span text:style-name="T1">niepoprawne hasło</text:span>, <text:span text:style-name="T1">i</text:span> para e-mail i hasło <text:span text:style-name="T1">nie </text:span>zostanie odnaleziona w aplikacji, wtedy <text:span text:style-name="T1">nie </text:span>zostanę zalogowany do aplikacji <text:span text:style-name="T1">i zobaczę komunikat, że wprowadzona para e-mail i hasło nie zostanie odnaleziona</text:span>.</text:p>
      <text:p text:style-name="P2"/>
      <text:p text:style-name="P2">Scenariusz <text:span text:style-name="T1">4</text:span>: <text:span text:style-name="T1">Logowanie do aplikacji</text:span> poprzez poprawny <text:span text:style-name="T1">numer telefonu</text:span> i poprawne hasło.</text:p>
      <text:p text:style-name="P2"/>
      <text:p text:style-name="P2">Jeśli posiadam konto w aplikacji i jestem na stronie logowania do aplikacji, kiedy wpiszę w pole „Podaj adres e-mail lub numer telefonu” mój <text:span text:style-name="T1">numer telefonu</text:span> i w pole „Hasło” moje hasło, a para <text:span text:style-name="T1">numer telefonu</text:span> i hasło zostanie odnaleziona w aplikacji, wtedy zostanę zalogowany do aplikacji.</text:p>
      <text:p text:style-name="P2"/>
      <text:p text:style-name="P2">Scenariusz <text:span text:style-name="T1">5</text:span>: <text:span text:style-name="T1">Logowanie do aplikacji</text:span> poprzez <text:span text:style-name="T1">nie</text:span>poprawny <text:span text:style-name="T1">numer telefonu</text:span> i poprawne hasło.</text:p>
      <text:p text:style-name="P2"><text:soft-page-break/></text:p>
      <text:p text:style-name="P2">Jeśli posiadam konto w aplikacji i jestem na stronie logowania do aplikacji, kiedy wpiszę w pole „Podaj adres e-mail lub numer telefonu” <text:span text:style-name="T1">niepoprawny</text:span> <text:span text:style-name="T1">numer telefonu</text:span> i w pole „Hasło” moje hasło, a para <text:span text:style-name="T1">numer telefonu</text:span> i hasło zostanie odnaleziona w aplikacji, wtedy <text:span text:style-name="T1">nie</text:span> zostanę zalogowany do aplikacji <text:span text:style-name="T1">i zobaczę komunikat, że para numer telefonu i hasło nie została odnaleziona</text:span>.</text:p>
      <text:p text:style-name="P2"/>
      <text:p text:style-name="P3">Scenariusz <text:span text:style-name="T2">6</text:span>: <text:span text:style-name="T1">Logowanie do aplikacji</text:span> poprzez poprawny <text:span text:style-name="T1">numer telefonu</text:span> i <text:span text:style-name="T2">nie</text:span>poprawne hasło.</text:p>
      <text:p text:style-name="P3"/>
      <text:p text:style-name="P3">Jeśli posiadam konto w aplikacji i jestem na stronie logowania do aplikacji, kiedy wpiszę w pole „Podaj adres e-mail lub numer telefonu” mój <text:span text:style-name="T1">numer telefonu</text:span> i w pole „Hasło” <text:span text:style-name="T2">niepoprawne</text:span> hasło, a para <text:span text:style-name="T1">numer telefonu</text:span> i hasło <text:span text:style-name="T2">nie </text:span>zostanie odnaleziona w aplikacji, wtedy <text:span text:style-name="T2">nie </text:span>zostanę zalogowany do aplikacji <text:span text:style-name="T2">i zobaczę komunikat, że para adres e-mail i hasło nie została odnaleziona w bazie danych</text:span>.</text:p>
      <text:p text:style-name="P3"/>
      <text:p text:style-name="P7">Przypomnienie hasła</text:p>
      <text:p text:style-name="P7"/>
      <text:p text:style-name="P7">Jako użytkownik zalogowany do aplikacji, chcę przypomnieć moje hasło.</text:p>
      <text:p text:style-name="P7"/>
      <text:p text:style-name="P7">Scenariusz 1: Prawidłowe przypomnienie hasła za pomocą adresu e-mail</text:p>
      <text:p text:style-name="P7"/>
      <text:p text:style-name="P7">Jeśli posiadam konto w aplikacji i jestem niezalogowany do aplikacji oraz jestem na stronie przypomnienia hasła, jeśli w pole „Wpisz adres e-mail lub numer telefonu” wpiszę adres e-mail i nacisnę przycisk „Przypomnij hasło” i jeśli adres e-mail zostanie odnaleziony w aplikacji, wtedy aplikacja wygeneruje nowe hasło użytkownika, wyśle mi e-mail z danymi dotyczącymi zmiany hasła oraz wyświetli komunikat, że hasło zostało pomyślnie zmienione.</text:p>
      <text:p text:style-name="P7"/>
      <text:p text:style-name="P7">Scenariusz 2: Przypomnienie hasła za pomocą nieprawidłowego adresu e-mail</text:p>
      <text:p text:style-name="P7"/>
      <text:p text:style-name="P7">Jeśli posiadam konto w aplikacji i jestem niezalogowany do aplikacji oraz jestem na stronie przypomnienia hasła, jeśli w pole „Wpisz adres e-mail lub numer telefonu” wpiszę adres e-mail i nacisnę przycisk „Przypomnij hasło” i jeśli adres e-mail nie zostanie odnaleziony w aplikacji, wtedy pokaże mi komunikat, że wybrany adres e-mail nie mógł zostać odnaleziony w aplikacji.</text:p>
      <text:p text:style-name="P7"/>
      <text:p text:style-name="P7">Scenariusz 3: Prawidłowe przypomnienie hasła za pomocą numeru telefonu</text:p>
      <text:p text:style-name="P7"/>
      <text:p text:style-name="P7">Jeśli posiadam konto w aplikacji i jestem niezalogowany do aplikacji oraz jestem na stronie przypomnienia hasła, jeśli w pole „Wpisz adres e-mail lub numer telefonu” wpiszę numer i nacisnę przycisk „Przypomnij hasło” i jeśli numer telefonu zostanie odnaleziony w aplikacji, wtedy aplikacja wygeneruje nowe hasło użytkownika, wyśle mi e-mail z danymi dotyczącymi zmiany hasła oraz wyświetli komunikat, że hasło zostało pomyślnie zmienione.</text:p>
      <text:p text:style-name="P7"/>
      <text:p text:style-name="P7">Scenariusz 4: Przypomnienie hasła za pomocą nieprawidłowego numeru telefonu</text:p>
      <text:p text:style-name="P7"/>
      <text:p text:style-name="P7">Jeśli posiadam konto w aplikacji i jestem niezalogowany do aplikacji oraz jestem na stronie przypomnienia hasła, jeśli w pole „Wpisz adres e-mail lub numer telefonu” wpiszę numer telefonu i nacisnę przycisk „Przypomnij hasło” i jeśli numer telefonu nie zostanie odnaleziony w aplikacji, wtedy pokaże mi komunikat, że wybrany numer telefonu nie mógł zostać odnaleziony w aplik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1:42:52.007206565</meta:creation-date>
    <dc:date>2018-01-18T13:19:42.491386172</dc:date>
    <meta:editing-duration>PT34M59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42" meta:word-count="1021" meta:character-count="6906" meta:non-whitespace-character-count="5927"/>
  </office:meta>
</office:document-meta>
</file>